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90a8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90a8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90a8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90a8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90a8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90a8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90a8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90a8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90a8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90a8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90a8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90a8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90a8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90a8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90a8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90a8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90a8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Diego Alexander  Muñoz Castill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3/11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11082826454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arilyn De Jesus Castillo Varg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826454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46.29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7" meta:non-whitespace-character-count="1008"/>
    <meta:template xlink:type="simple" xlink:actuate="onRequest" xlink:title="Normal" xlink:href=""/>
  </office:meta>
</office:document-meta>
</file>